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895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016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2.2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b2b2b2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 style:data-style-name="N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value-type" style:repeat-content="false" fo:background-color="transparent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4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number-columns-repeated="50" table:default-cell-style-name="ce12"/>
        <table:table-column table:style-name="co12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39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39"/>
          <table:table-cell table:style-name="ce21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7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7"/>
          <table:table-cell table:style-name="ce21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25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26"/>
          <table:table-cell table:style-name="ce20" table:number-columns-repeated="2"/>
          <table:table-cell table:number-columns-repeated="1004"/>
        </table:table-row>
        <table:table-row table:style-name="ro2">
          <table:covered-table-cell table:style-name="ce2"/>
          <table:covered-table-cell table:number-columns-repeated="3" table:style-name="ce8"/>
          <table:table-cell table:style-name="ce40" office:value-type="string" calcext:value-type="string" table:number-columns-spanned="2" table:number-rows-spanned="1">
            <text:p>Remuneração Básica</text:p>
          </table:table-cell>
          <table:covered-table-cell table:style-name="ce40"/>
          <table:table-cell table:style-name="ce43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4" table:style-name="ce43"/>
          <table:table-cell table:style-name="ce48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8"/>
          <table:table-cell table:style-name="ce43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43"/>
          <table:covered-table-cell table:style-name="ce48"/>
          <table:covered-table-cell table:style-name="ce27"/>
          <table:table-cell table:style-name="ce31" table:number-columns-repeated="2"/>
          <table:table-cell table:style-name="ce33" table:number-columns-repeated="1004"/>
        </table:table-row>
        <table:table-row table:style-name="ro3">
          <table:covered-table-cell table:style-name="ce3"/>
          <table:covered-table-cell table:number-columns-repeated="3" table:style-name="ce9"/>
          <table:table-cell table:style-name="ce15" office:value-type="string" calcext:value-type="string">
            <office:annotation draw:style-name="gr1" draw:text-style-name="P2" svg:width="3.635cm" svg:height="1.403cm" svg:x="31.797cm" svg:y="0.618cm" draw:caption-point-x="-2.074cm" draw:caption-point-y="0.275cm">
              <dc:date>2019-06-28T00:00:00</dc:date>
              <text:p text:style-name="P1"><text:span text:style-name="T1">Subsídio</text:span></text:p>
              <text:p text:style-name="P1"><text:span text:style-name="T1"/></text:p>
            </office:annotation>
            <text:p>Remuneração Cargo Efetivo</text:p>
          </table:table-cell>
          <table:table-cell table:style-name="ce15" office:value-type="string" calcext:value-type="string">
            <office:annotation draw:style-name="gr2" draw:text-style-name="P2" svg:width="7.947cm" svg:height="3.625cm" svg:x="35.485cm" svg:y="0.618cm" draw:caption-point-x="-3.186cm" draw:caption-point-y="0.275cm">
              <dc:date>2019-06-28T00:00:00</dc:date>
              <text:p text:style-name="P1"><text:span text:style-name="T1">Gratif. Magisterio</text:span></text:p>
              <text:p text:style-name="P1"><text:span text:style-name="T1">Gratif. Cumulativa</text:span></text:p>
              <text:p text:style-name="P1"><text:span text:style-name="T1">Grat. Serv. Natur. Especial</text:span></text:p>
              <text:p text:style-name="P1"><text:span text:style-name="T1">Grupo Atuação Especial</text:span></text:p>
              <text:p text:style-name="P1"><text:span text:style-name="T1">Gratif. Lei 6375/89 (dificil Provimento)</text:span></text:p>
              <text:p text:style-name="P1"><text:span text:style-name="T1">Parcela de Irredutibilidade</text:span></text:p>
              <text:p text:style-name="P1"><text:span text:style-name="T2"/></text:p>
            </office:annotation>
            <text:p>Outras Verbas Remuneratórias, Legais ou Judiciais</text:p>
          </table:table-cell>
          <table:table-cell table:style-name="ce44" office:value-type="string" office:string-value="Função de Confiança ou Cargo em Comissão" calcext:value-type="string">
            <office:annotation draw:style-name="gr3" draw:text-style-name="P2" svg:width="6.333cm" svg:height="2.051cm" svg:x="34.665cm" svg:y="0.347cm" draw:caption-point-x="-0.407cm" draw:caption-point-y="0.546cm">
              <dc:date>2019-06-28T00:00:00</dc:date>
              <text:p text:style-name="P1"><text:span text:style-name="T1">Grat. Repres. Incorporada</text:span></text:p>
              <text:p text:style-name="P1"><text:span text:style-name="T1">VP Spprev Port 116/2012</text:span></text:p>
              <text:p text:style-name="P1"><text:span text:style-name="T1">Designação em Subst. (Dif. Entrancia)</text:span></text:p>
              <text:p text:style-name="P1"><text:span text:style-name="T1"/></text:p>
            </office:annotation>
            <text:p><text:s/>Função de Confiança ou Cargo em Comissão </text:p>
          </table:table-cell>
          <table:table-cell table:style-name="ce44" office:value-type="string" office:string-value="Gratificação Natalina (13º  sal.)" calcext:value-type="string">
            <text:p><text:s/>Gratificação Natalina (13º <text:s/>sal.) </text:p>
          </table:table-cell>
          <table:table-cell table:style-name="ce44" office:value-type="string" office:string-value="Férias (1/3 Constiticional)" calcext:value-type="string">
            <text:p><text:s/>Férias (1/3 Constiticional) </text:p>
          </table:table-cell>
          <table:table-cell table:style-name="ce44" office:value-type="string" office:string-value="Abono de Permanência" calcext:value-type="string">
            <text:p><text:s/>Abono de Permanência </text:p>
          </table:table-cell>
          <table:covered-table-cell table:style-name="ce44"/>
          <table:table-cell table:style-name="ce24" office:value-type="string" office:string-value="Contribuição Previdenciária" calcext:value-type="string">
            <text:p><text:s/>Contribuição Previdenciária </text:p>
          </table:table-cell>
          <table:table-cell table:style-name="ce24" office:value-type="string" office:string-value="Imposto de Renda" calcext:value-type="string">
            <text:p><text:s/>Imposto de Renda </text:p>
          </table:table-cell>
          <table:table-cell table:style-name="ce24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44"/>
          <table:table-cell table:style-name="ce15" office:value-type="string" calcext:value-type="string">
            <text:p>Auxílio alimentação</text:p>
          </table:table-cell>
          <table:table-cell table:style-name="ce28" office:value-type="string" calcext:value-type="string">
            <text:p>Férias em Pecúnia</text:p>
          </table:table-cell>
          <table:table-cell table:style-name="ce32" table:number-columns-repeated="2"/>
          <table:table-cell table:style-name="ce34" table:number-columns-repeated="1004"/>
        </table:table-row>
        <table:table-row table:style-name="ro4">
          <table:table-cell table:style-name="ce4" office:value-type="float" office:value="137707" calcext:value-type="float">
            <text:p>137707</text:p>
          </table:table-cell>
          <table:table-cell table:style-name="ce10" office:value-type="string" calcext:value-type="string">
            <text:p>ABEL PEDRO RIBEIRO</text:p>
          </table:table-cell>
          <table:table-cell table:style-name="ce10" office:value-type="string" calcext:value-type="string">
            <text:p>PROMOTOR DE JUSTICA (ENTRANCIA FINAL)</text:p>
          </table:table-cell>
          <table:table-cell table:style-name="ce10" office:value-type="string" calcext:value-type="string">
            <text:p>PROMOTORIAS DE JUSTICA</text:p>
          </table:table-cell>
          <table:table-cell table:style-name="ce16" office:value-type="float" office:value="33689.1" calcext:value-type="float">
            <text:p><text:s/>33.689,10 </text:p>
          </table:table-cell>
          <table:table-cell table:style-name="ce16" office:value-type="float" office:value="1470.73" calcext:value-type="float">
            <text:p><text:s/>1.470,73 </text:p>
          </table:table-cell>
          <table:table-cell table:number-columns-repeated="4" table:style-name="ce16" office:value-type="float" office:value="0" calcext:value-type="float">
            <text:p><text:s/>- </text:p>
          </table:table-cell>
          <table:table-cell table:style-name="ce16" office:value-type="float" office:value="35159.83" calcext:value-type="float">
            <text:p><text:s/>35.159,83 </text:p>
          </table:table-cell>
          <table:table-cell table:style-name="ce16" office:value-type="float" office:value="3225.24" calcext:value-type="float">
            <text:p><text:s/>3.225,24 </text:p>
          </table:table-cell>
          <table:table-cell table:style-name="ce16" office:value-type="float" office:value="7389.05" calcext:value-type="float">
            <text:p><text:s/>7.389,05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10614.29" calcext:value-type="float">
            <text:p><text:s/>10.614,29 </text:p>
          </table:table-cell>
          <table:table-cell table:style-name="ce16" office:value-type="float" office:value="24545.54" calcext:value-type="float">
            <text:p><text:s/>24.545,5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1006"/>
        </table:table-row>
        <table:table-row table:style-name="ro4" table:number-rows-repeated="1047832">
          <table:table-cell table:number-columns-repeated="1024"/>
        </table:table-row>
        <table:table-row table:style-name="ro5" table:number-rows-repeated="73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Tabela I'.$A$1" table:cell-range-address="$'Tabela I'.$A$3:.$W$4"/>
        </table:named-expressions>
      </table:table>
      <table:named-expressions/>
      <table:database-ranges>
        <table:database-range table:name="__Anonymous_Sheet_DB__0" table:target-range-address="'Tabela I'.A3:'Tabela I'.W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0:07:28.7735223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51:32</meta:creation-date>
    <dc:date>2021-02-01T10:07:49.539550454</dc:date>
    <meta:generator>LibreOffice/6.4.4.2$Linux_X86_64 LibreOffice_project/40$Build-2</meta:generator>
    <meta:editing-duration>PT24M</meta:editing-duration>
    <meta:editing-cycles>2</meta:editing-cycles>
    <meta:document-statistic meta:table-count="1" meta:cell-count="42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